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c0c0" officeooo:paragraph-rsid="000dc0c0"/>
    </style:style>
    <style:style style:name="P2" style:family="paragraph" style:parent-style-name="Standard">
      <style:text-properties officeooo:rsid="0010e2db" officeooo:paragraph-rsid="0010e2db"/>
    </style:style>
    <style:style style:name="P3" style:family="paragraph" style:parent-style-name="Standard">
      <style:text-properties officeooo:rsid="0010e2db" officeooo:paragraph-rsid="00124639"/>
    </style:style>
    <style:style style:name="P4" style:family="paragraph" style:parent-style-name="Standard">
      <style:text-properties officeooo:rsid="00124639" officeooo:paragraph-rsid="00124639"/>
    </style:style>
    <style:style style:name="P5" style:family="paragraph" style:parent-style-name="Standard">
      <style:text-properties officeooo:rsid="001585dd" officeooo:paragraph-rsid="001585dd"/>
    </style:style>
    <style:style style:name="P6" style:family="paragraph" style:parent-style-name="Standard">
      <style:text-properties officeooo:rsid="00174b3d" officeooo:paragraph-rsid="00174b3d"/>
    </style:style>
    <style:style style:name="P7" style:family="paragraph" style:parent-style-name="Standard">
      <style:text-properties officeooo:rsid="00188be7" officeooo:paragraph-rsid="00188be7"/>
    </style:style>
    <style:style style:name="P8" style:family="paragraph" style:parent-style-name="Standard">
      <style:text-properties fo:font-style="italic" officeooo:rsid="00188be7" officeooo:paragraph-rsid="00188be7" style:font-style-asian="italic" style:font-style-complex="italic"/>
    </style:style>
    <style:style style:name="P9" style:family="paragraph" style:parent-style-name="Standard">
      <style:text-properties officeooo:rsid="0018f6fb" officeooo:paragraph-rsid="0018f6fb"/>
    </style:style>
    <style:style style:name="P10" style:family="paragraph" style:parent-style-name="Standard">
      <style:text-properties officeooo:rsid="001b9108" officeooo:paragraph-rsid="001b9108"/>
    </style:style>
    <style:style style:name="P11" style:family="paragraph" style:parent-style-name="Standard">
      <style:text-properties officeooo:rsid="001ec7ce" officeooo:paragraph-rsid="001ec7ce"/>
    </style:style>
    <style:style style:name="T1" style:family="text">
      <style:text-properties officeooo:rsid="000e8d1e"/>
    </style:style>
    <style:style style:name="T2" style:family="text">
      <style:text-properties officeooo:rsid="000f99c5"/>
    </style:style>
    <style:style style:name="T3" style:family="text">
      <style:text-properties officeooo:rsid="0012463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a55d3"/>
    </style:style>
    <style:style style:name="T6" style:family="text">
      <style:text-properties officeooo:rsid="001c1e67"/>
    </style:style>
    <style:style style:name="T7" style:family="text">
      <style:text-properties officeooo:rsid="001d164c"/>
    </style:style>
    <style:style style:name="T8" style:family="text">
      <style:text-properties officeooo:rsid="001dd1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s 4110 </text:p>
      <text:p text:style-name="P7">Project Assignment 2</text:p>
      <text:p text:style-name="P7"/>
      <text:p text:style-name="P8">Note: <text:span text:style-name="T4">time taken is skewed because all pairs shortest path for each city is serialized to a file</text:span></text:p>
      <text:p text:style-name="P8">Note: <text:span text:style-name="T4">All pairs shortest path was too large for my laptop, and I was unable to compute median/centers <text:tab/> <text:s text:c="2"/>without running out of memory.</text:span></text:p>
      <text:p text:style-name="P1"/>
      <text:p text:style-name="P1">P-median </text:p>
      <text:p text:style-name="P1">p = 1</text:p>
      <text:p text:style-name="P1">cost = 87725</text:p>
      <text:p text:style-name="P6">time taken: <text:span text:style-name="T6">5</text:span>.791866s</text:p>
      <text:p text:style-name="P1">nodes: </text:p>
      <text:p text:style-name="P1"><text:tab/><text:span text:style-name="T1">id: </text:span>88224127</text:p>
      <text:p text:style-name="P1"><text:tab/><text:span text:style-name="T1">address: </text:span>Crowsnest Trail, West Lethbridge, Lethbridge, City of Lethbridge, Alberta, </text:p>
      <text:p text:style-name="P1"><text:s/><text:tab/><text:tab/><text:tab/>T1J 4L3, Canada</text:p>
      <text:p text:style-name="P1"><text:tab/><text:span text:style-name="T2">l</text:span>at: 49.7063388</text:p>
      <text:p text:style-name="P1"><text:tab/>lon: -112.8566988</text:p>
      <text:p text:style-name="P1"/>
      <text:p text:style-name="P2">p = 2</text:p>
      <text:p text:style-name="P2">cost = 178059</text:p>
      <text:p text:style-name="P10">time taken: <text:span text:style-name="T6">15.</text:span>451487s</text:p>
      <text:p text:style-name="P2">nodes: </text:p>
      <text:p text:style-name="P2"><text:tab/><text:span text:style-name="T3">id: </text:span>188224127: </text:p>
      <text:p text:style-name="P2"><text:tab/>address: <text:s/>Crowsnest Trail, West Lethbridge, Lethbridge, City of </text:p>
      <text:p text:style-name="P2"><text:s text:c="24"/>Lethbridge, Alberta, T1J 4L3, Canada</text:p>
      <text:p text:style-name="P2"><text:s text:c="7"/>lat: 49.7063388,</text:p>
      <text:p text:style-name="P2"><text:s text:c="7"/>lon': -112.8566988</text:p>
      <text:p text:style-name="P2"/>
      <text:p text:style-name="P3"><text:tab/><text:span text:style-name="T3">id: </text:span>188226045: </text:p>
      <text:p text:style-name="P3"><text:tab/>address: Tim Hortons, Scenic Drive S, Downtown, West </text:p>
      <text:p text:style-name="P2"><text:s text:c="22"/>Lethbridge, Lethbridge, City of Lethbridge, Alberta, </text:p>
      <text:p text:style-name="P2"><text:s text:c="22"/>T1J 4L3, Canada</text:p>
      <text:p text:style-name="P2"><text:s text:c="13"/>lat: 49.6933384,</text:p>
      <text:p text:style-name="P2"><text:s text:c="13"/>lon: -112.845508424358</text:p>
      <text:p text:style-name="P2"/>
      <text:p text:style-name="P1"/>
      <text:p text:style-name="P2">P-center </text:p>
      <text:p text:style-name="P2">p = 1</text:p>
      <text:p text:style-name="P2">cost = 65</text:p>
      <text:p text:style-name="P5">time taken: <text:s/><text:span text:style-name="T7">5</text:span>.613962s</text:p>
      <text:p text:style-name="P2">nodes: </text:p>
      <text:p text:style-name="P2"><text:tab/>id: 4831027202: </text:p>
      <text:p text:style-name="P2"><text:tab/>address: Park Meadows Boulevard N, Park Meadows, Lethbridge, </text:p>
      <text:p text:style-name="P2"><text:s text:c="21"/>City of Lethbridge, Alberta, T1H 5E9, Canada</text:p>
      <text:p text:style-name="P2"><text:s text:c="7"/>lat: 49.722395</text:p>
      <text:p text:style-name="P2"><text:s text:c="7"/>lon: -112.8022259</text:p>
      <text:p text:style-name="P1"><text:tab/></text:p>
      <text:p text:style-name="P2">p = 2</text:p>
      <text:p text:style-name="P4">cost = 115</text:p>
      <text:p text:style-name="P9"><text:soft-page-break/>time taken: <text:span text:style-name="T8">17</text:span>.351259<text:span text:style-name="T5">s</text:span></text:p>
      <text:p text:style-name="P4">nodes:</text:p>
      <text:p text:style-name="P4"><text:tab/>188227587:</text:p>
      <text:p text:style-name="P4"><text:tab/>address: 9 Avenue S, Victoria Park, Lethbridge, City of </text:p>
      <text:p text:style-name="P4"><text:s text:c="16"/><text:tab/> Lethbridge, Alberta, T1J 1W5, Canada</text:p>
      <text:p text:style-name="P4"><text:s text:c="4"/><text:tab/> lat: 49.6866368,</text:p>
      <text:p text:style-name="P4"><text:s text:c="3"/><text:tab/> lon: -112.8146255</text:p>
      <text:p text:style-name="P4"/>
      <text:p text:style-name="P4"><text:tab/>id: 4831027202:</text:p>
      <text:p text:style-name="P4"><text:tab/>address: Park Meadows Boulevard N, Park Meadows, Lethbridge, </text:p>
      <text:p text:style-name="P4"><text:s text:c="21"/>City of Lethbridge, Alberta, T1H 5E9, Canada</text:p>
      <text:p text:style-name="P4"><text:s text:c="8"/>lat: 49.722395,</text:p>
      <text:p text:style-name="P4"><text:s text:c="8"/>lon: -112.8022259</text:p>
      <text:p text:style-name="P4"/>
      <text:p text:style-name="P11">I was able to compute up to p = 5 before the computations started to become too slow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07:59:48.585178765</meta:creation-date>
    <dc:date>2019-02-16T08:28:47.106663840</dc:date>
    <meta:editing-duration>PT28M53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228" meta:character-count="1683" meta:non-whitespace-character-count="1258"/>
  </office:meta>
</office:document-meta>
</file>